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amma [deg]</text:p>
          </table:table-cell>
          <table:table-cell office:value-type="float" office:value="30" calcext:value-type="float">
            <text:p>30</text:p>
          </table:table-cell>
          <table:table-cell table:style-name="ce2" table:formula="of:=1.7023-7.5-7.5" office:value-type="float" office:value="-13.2977" calcext:value-type="float">
            <text:p>-1.33E+01</text:p>
          </table:table-cell>
        </table:table-row>
        <table:table-row table:style-name="ro1">
          <table:table-cell office:value-type="string" calcext:value-type="string">
            <text:p>length [m]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-4.0652" calcext:value-type="float">
            <text:p>-4.07E+00</text:p>
          </table:table-cell>
        </table:table-row>
        <table:table-row table:style-name="ro1">
          <table:table-cell office:value-type="string" calcext:value-type="string">
            <text:p>x [m]</text:p>
          </table:table-cell>
          <table:table-cell table:formula="of:=COS([.B1]*PI()/180)*([.B2])" office:value-type="float" office:value="2.59807621135332" calcext:value-type="float">
            <text:p>2.5980762114</text:p>
          </table:table-cell>
          <table:table-cell/>
        </table:table-row>
        <table:table-row table:style-name="ro1">
          <table:table-cell office:value-type="string" calcext:value-type="string">
            <text:p>y [m]</text:p>
          </table:table-cell>
          <table:table-cell table:style-name="ce1" table:formula="of:=SIN([.B1]*PI()/180)*([.B2])"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 x [m]</text:p>
          </table:table-cell>
          <table:table-cell table:formula="of:=[.B2] - [.B3] + [.C1]" office:value-type="float" office:value="-12.8957762113533" calcext:value-type="float">
            <text:p>-12.8957762114</text:p>
          </table:table-cell>
          <table:table-cell/>
        </table:table-row>
        <table:table-row table:style-name="ro1">
          <table:table-cell office:value-type="string" calcext:value-type="string">
            <text:p>delta y [m]</text:p>
          </table:table-cell>
          <table:table-cell table:formula="of:= [.B4] + [.C2]" office:value-type="float" office:value="-2.5652" calcext:value-type="float">
            <text:p>-2.5652</text:p>
          </table:table-cell>
          <table:table-cell table:formula="of:=[.B7]+3" office:value-type="float" office:value="0.4348" calcext:value-type="float">
            <text:p>0.4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22:09:26.518423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22:45.053912174</meta:creation-date>
    <dc:date>2018-06-01T22:11:24.035943597</dc:date>
    <meta:editing-duration>PT20H9M19S</meta:editing-duration>
    <meta:editing-cycles>3</meta:editing-cycles>
    <meta:generator>LibreOffice/5.1.6.2$Linux_X86_64 LibreOffice_project/10m0$Build-2</meta:generator>
    <meta:document-statistic meta:table-count="1" meta:cell-count="15" meta:object-count="0"/>
  </office:meta>
</office:document-meta>
</file>